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s" fo:country="ES" style:font-size-asian="16pt" style:font-size-complex="16pt"/>
    </style:style>
    <style:style style:name="P2" style:family="paragraph" style:parent-style-name="Standard" style:list-style-name="L1">
      <style:text-properties fo:font-size="16pt" fo:language="es" fo:country="ES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TEÓRICA DHCP</text:p>
      <text:list xml:id="list6420024749373325018" text:style-name="L1">
        <text:list-item>
          <text:p text:style-name="P2">Averigua cuál es el formato de un mensaje DHCP.</text:p>
          <text:p text:style-name="P2"/>
        </text:list-item>
        <text:list-item>
          <text:p text:style-name="P2">Explica que es el Protocolo RARP (Reverse Address Resolution Protocol) y el protocolo ARP (Address Resolution Protocol).</text:p>
          <text:p text:style-name="P2"/>
        </text:list-item>
        <text:list-item>
          <text:p text:style-name="P2">Busca que puertos tiene asignados DHCP por la IANA.</text:p>
          <text:p text:style-name="P2"/>
        </text:list-item>
        <text:list-item>
          <text:p text:style-name="P2">Busca que significa y para que se usan el tiempo de concesión (lease time) y el tiempo de reconexión (rebinding time).</text:p>
          <text:p text:style-name="P2"/>
        </text:list-item>
        <text:list-item>
          <text:p text:style-name="P2">Investiga en que estados se podría utilizar el mensaje DHCPINFORM. Razona la respuesta.</text:p>
          <text:p text:style-name="P2"/>
        </text:list-item>
        <text:list-item>
          <text:p text:style-name="P2">Busca información sobre como se puede autogonfigurar una red sin DHCP. La IETF ha previsto para tales casos un método de asignación del direccionamiento IP privado automático. Indica el nombre y como funcion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  Bellvís</meta:initial-creator>
    <meta:creation-date>2023-10-05T13:01:32</meta:creation-date>
    <meta:document-statistic meta:table-count="0" meta:image-count="0" meta:object-count="0" meta:page-count="1" meta:paragraph-count="7" meta:word-count="111" meta:character-count="666"/>
    <dc:date>2023-10-05T13:26:28</dc:date>
    <dc:creator>Marc  Bellvís</dc:creator>
    <meta:editing-duration>PT9M46S</meta:editing-duration>
    <meta:editing-cycles>1</meta:editing-cycles>
    <meta:generator>OpenOffice/4.1.14$Unix OpenOffice.org_project/4114m1$Build-9811</meta:generator>
  </office:meta>
</office:document-meta>
</file>